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avid CLM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1" officeooo:rsid="02d00e5f" officeooo:paragraph-rsid="032aa1da" style:font-name-complex="David CLM1"/>
    </style:style>
    <style:style style:name="P4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1" officeooo:rsid="06bdf583" officeooo:paragraph-rsid="06bdf583" style:font-name-complex="David CLM1"/>
    </style:style>
    <style:style style:name="P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1" officeooo:rsid="06bd6cff" officeooo:paragraph-rsid="06bd6cff" style:font-name-complex="David CLM1"/>
    </style:style>
    <style:style style:name="T1" style:family="text">
      <style:text-properties style:use-window-font-color="true" fo:font-size="12pt" fo:font-weight="normal" style:font-size-asian="12pt" style:font-weight-asian="normal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אתריום</text:h>
      <text:p text:style-name="P5"><text:span text:style-name="T1">[המשך יבוא. בינתיים ראו במצגת.]</text:span></text:p>
      <text:p text:style-name="P5"><text:span text:style-name="T1"/></text:p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avid CLM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25:32.740570395</dc:date>
    <meta:editing-duration>P12DT23H33M11S</meta:editing-duration>
    <meta:editing-cycles>1516</meta:editing-cycles>
    <meta:document-statistic meta:table-count="0" meta:image-count="0" meta:object-count="0" meta:page-count="1" meta:paragraph-count="5" meta:word-count="16" meta:character-count="79" meta:non-whitespace-character-count="68"/>
  </office:meta>
</office:document-meta>
</file>